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2.00pt" style:text-position="super" fo:font-weight="normal" fo:font-family="'Liberation Serif'" style:font-family-asian="'Liberation Serif'" style:font-family-complex="'Liberation Serif'"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4.00pt" fo:font-weight="normal" fo:font-family="'Times New Roman'" style:font-family-asian="'Times New Roman'" style:font-family-complex="'Times New Roman'" fo:background-color="transparent" style:use-window-font-color="true"/>
    </style:style>
    <style:style style:name="T9" style:family="text">
      <style:text-properties fo:font-size="14.00pt" fo:font-weight="bold" fo:font-family="'Times New Roman'" style:font-family-asian="'Times New Roman'" style:font-family-complex="'Times New Roman'" fo:background-color="transparent" style:use-window-font-color="true"/>
    </style:style>
    <style:style style:name="T10" style:family="text">
      <style:text-properties fo:font-size="14.00pt" fo:font-weight="normal" fo:font-family="'Times New Roman'" style:font-family-asian="'Times New Roman'" style:font-family-complex="'Times New Roman'" fo:background-color="transparent" style:use-window-font-color="true"/>
    </style:style>
    <style:style style:name="T11" style:family="text">
      <style:text-properties fo:font-size="14.00pt" fo:font-weight="bold" fo:font-family="'Times New Roman'" style:font-family-asian="'Times New Roman'" style:font-family-complex="'Times New Roman'" fo:background-color="transparent" style:use-window-font-color="true"/>
    </style:style>
    <style:style style:name="T12" style:family="text">
      <style:text-properties fo:font-size="14.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Times New Roman'" style:font-family-asian="'Times New Roman'" style:font-family-complex="'Times New Roman'" fo:background-color="transparent" style:use-window-font-color="true"/>
    </style:style>
    <style:style style:name="T14" style:family="text">
      <style:text-properties fo:font-size="14.00pt" fo:font-weight="bold" fo:font-family="'Times New Roman'" style:font-family-asian="'Times New Roman'" style:font-family-complex="'Times New Roman'" fo:background-color="transparent" style:use-window-font-color="true"/>
    </style:style>
    <style:style style:name="T15" style:family="text">
      <style:text-properties fo:font-size="14.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Times New Roman'" style:font-family-asian="'Times New Roman'" style:font-family-complex="'Times New Roman'" fo:background-color="transparent" style:use-window-font-color="true"/>
    </style:style>
    <style:style style:name="T17" style:family="text">
      <style:text-properties fo:font-size="14.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Times New Roman'" style:font-family-asian="'Times New Roman'" style:font-family-complex="'Times New Roman'" fo:background-color="transparent" style:use-window-font-color="true"/>
    </style:style>
    <style:style style:name="T19" style:family="text">
      <style:text-properties fo:font-size="14.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Times New Roman'" style:font-family-asian="'Times New Roman'" style:font-family-complex="'Times New Roman'" fo:background-color="transparent" style:use-window-font-color="true"/>
    </style:style>
    <style:style style:name="T21" style:family="text">
      <style:text-properties fo:font-size="14.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Times New Roman'" style:font-family-asian="'Times New Roman'" style:font-family-complex="'Times New Roman'" fo:background-color="transparent" style:use-window-font-color="true"/>
    </style:style>
    <style:style style:name="T23" style:family="text">
      <style:text-properties fo:font-size="14.00pt" fo:font-weight="bold" fo:font-family="'Times New Roman'" style:font-family-asian="'Times New Roman'" style:font-family-complex="'Times New Roman'" fo:background-color="transparent" style:use-window-font-color="true"/>
    </style:style>
    <style:style style:name="T24" style:family="text">
      <style:text-properties fo:font-size="14.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Times New Roman'" style:font-family-asian="'Times New Roman'" style:font-family-complex="'Times New Roman'" fo:background-color="transparent" style:use-window-font-color="true"/>
    </style:style>
    <style:style style:name="T26" style:family="text">
      <style:text-properties fo:font-size="14.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bottom="10.00pt">
        <style:tab-stops>
          <style:tab-stop style:position="35.45pt"/>
        </style:tab-stops>
      </style:paragraph-properties>
    </style:style>
    <style:style style:name="P3" style:family="paragraph">
      <style:paragraph-properties fo:line-height="100.00%" fo:text-align="left"/>
    </style:style>
  </office:automatic-styles>
  <office:body>
    <office:text>
      <text:p text:style-name="P1"><text:span text:style-name="T1">Cornell College Historic District</text:span></text:p>
      <text:p text:style-name="P1"><text:span text:style-name="T2"/></text:p>
      <text:p text:style-name="P1"><text:span text:style-name="T3"><text:tab/>This district embodies distinctive characteristics of types and methods of construction in Mount Vernon for the period.<text:s text:c="2"/>120 buildings made of wood, stone, and brick comprise the district.<text:s text:c="2"/>It includes Mount Vernon residences that are both physically and historically associated with the college.<text:s text:c="2"/>Examples of popular building styles from the 1850s through the 1930s illustrate the historical interplay between the college and the surrounding community, and demonstrate a typical Midwestern settlement pattern.<text:s text:c="2"/>Four different architectural revival styles are represented, including Gothic, Neo-Jacobean, Franco-American, and Italian Renaissance.<text:s text:c="2"/>It is possible that the oldest Cornell buildings in the district comprise the largest group of 19</text:span><text:span text:style-name="T4">th</text:span><text:span text:style-name="T5">-century buildings still in use in any college campus west of the Mississippi.<text:s text:c="2"/></text:span></text:p>
      <text:p text:style-name="P1"><text:span text:style-name="T6"/></text:p>
      <text:p text:style-name="P1"><text:span text:style-name="T7">This district is the first entire campus and surrounding area to be included on the National Register of Historic Places.<text:s text:c="2"/>It was the only entire college campus on the Register for many years.<text:s text:c="2"/></text:span></text:p>
      <text:p text:style-name="P1"><text:span text:style-name="T7"/></text:p>
      <text:p text:style-name="P2"><text:span text:style-name="T8">The District is too large for one walking tour so we have developed two smaller walking tours – the<text:s/></text:span><text:span text:style-name="T9">East Residential Neighborhood,<text:s/></text:span><text:span text:style-name="T10">and<text:s/></text:span><text:span text:style-name="T11">The Hilltop</text:span><text:span text:style-name="T12"><text:s/>tour of the core of the historic academic buildings with some attention to residences incorporated into the life of Cornell. Each tour has a brief introduction and some samples of buildings included in the tour. The architectural features and something of the history for each building is presented, as well as a map and directions for using the texts on your walk. The sample pictures invite you to know more. TAKE THE TOURS!</text:span><text:span text:style-name="T13"/></text:p>
      <text:p text:style-name="P2"><text:span text:style-name="T14">East Residential Neighborhood</text:span><text:span text:style-name="T15"><text:s/>of the Mt Vernon – Cornell College District</text:span><text:span text:style-name="T16"/></text:p>
      <text:p text:style-name="P2"><text:span text:style-name="T17"><text:tab/>This neighborhood that lies east of the core hill top of the campus is one portion of the larger district. It is a small definable area that ties together the history of the college and town and is a bridge between the commercial area and the campus. (The core of the Cornell campus is a tour in itself and is also found on this site.)</text:span><text:span text:style-name="T18"/></text:p>
      <text:p text:style-name="P2"><text:span text:style-name="T19"><text:tab/>This tour shows the historic interaction between the college and the town. It is not only an easy walk but is a fine area for learning about the various architectural styles used in homes here and in eastern Iowa from 1850s to 1950s. These homes all retain their historical character despite minor modification often needed for modern living. For example, all of the original horse and buggy barns have given way to some form of modern garage. One of the replacement homes is among the first houses in town to have an attached garage or a carport inside the house.<text:s/></text:span><text:span text:style-name="T20"/></text:p>
      <text:p text:style-name="P2"><text:span text:style-name="T21"><text:tab/>Every house has a story and that is certainly true in this neighborhood. All of them have in common some clear identity historically with the campus and students and faculty. The first land purchase was a small area on the edge of the settlement adjacent to the new campus. Despite many enlargements in the campus area it still is a delightful walk and an integral part of the larger historic district.<text:s/></text:span><text:span text:style-name="T22"/></text:p>
      <text:p text:style-name="P2"><text:span text:style-name="T23">The Hilltop Tour<text:s/></text:span><text:span text:style-name="T24">of the Mt Vernon – Cornell College District</text:span><text:span text:style-name="T25"/></text:p>
      <text:p text:style-name="P2"><text:span text:style-name="T26">The current campus has been shaped by the topography of this “paha” or long hill. There is no gate, no fence, or wall that nicely defines the institution. The campus is organic and has slowly grown from a few acres at the edge of the village to an area four blocks north and south across the hill and five blocks east and west along the Main Street. Like many older colleges Cornell is nearly landlocked and expansion is very difficult. The tour begins at the corner of 5th Avenue South East and 2nd Street South East in front of the old college guest house or Brackett House. It follows the ridge of the hill, (the Pedestrian Mall) the entire length of the hill. The<text:s text:c="2"/>mall is the campus main street and it parallels an earlier walk designed to be the walk that all campus buildings would face. (see map) As you cross 5th Avenue the building on your right is the original the Carnegie Library. In recent years the name was changed to the Norton Geology Center honoring Professor William Harmon Norton, an early teacher of the new subject of geology or the science of the earth. Norton was a member of the faculty for 40 years and founder of the first Department of Geology in the State of Iowa, Here are a sample of some 19th century and early 20th Century buildings along the tour. Come join us!</text:span><text:span text:style-name="T27"/></text:p>
      <text:p text:style-name="P3"><text:span text:style-name="T2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